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5bc8" officeooo:paragraph-rsid="00085bc8"/>
    </style:style>
    <style:style style:name="P2" style:family="paragraph" style:parent-style-name="Standard">
      <style:text-properties officeooo:rsid="000ae8e3" officeooo:paragraph-rsid="000ae8e3"/>
    </style:style>
    <style:style style:name="P3" style:family="paragraph" style:parent-style-name="Standard">
      <style:paragraph-properties fo:text-align="start" style:justify-single-word="false"/>
      <style:text-properties officeooo:rsid="000ba3d0" officeooo:paragraph-rsid="000ba3d0"/>
    </style:style>
    <style:style style:name="P4" style:family="paragraph" style:parent-style-name="Standard">
      <style:text-properties officeooo:rsid="000c87d1" officeooo:paragraph-rsid="000c87d1"/>
    </style:style>
    <style:style style:name="P5" style:family="paragraph" style:parent-style-name="Standard">
      <style:text-properties officeooo:rsid="000c87d1" officeooo:paragraph-rsid="003bd68d"/>
    </style:style>
    <style:style style:name="P6" style:family="paragraph" style:parent-style-name="Standard">
      <style:text-properties officeooo:rsid="000c87d1" officeooo:paragraph-rsid="002e1375"/>
    </style:style>
    <style:style style:name="P7" style:family="paragraph" style:parent-style-name="Standard">
      <style:text-properties fo:font-weight="bold" officeooo:rsid="00110080" officeooo:paragraph-rsid="00110080" style:font-weight-asian="bold" style:font-weight-complex="bold"/>
    </style:style>
    <style:style style:name="P8" style:family="paragraph" style:parent-style-name="Standard">
      <style:text-properties fo:font-weight="bold" officeooo:rsid="00110080" officeooo:paragraph-rsid="003bd68d" style:font-weight-asian="bold" style:font-weight-complex="bold"/>
    </style:style>
    <style:style style:name="P9" style:family="paragraph" style:parent-style-name="Standard">
      <style:text-properties officeooo:rsid="00137c7d" officeooo:paragraph-rsid="00137c7d"/>
    </style:style>
    <style:style style:name="P10" style:family="paragraph" style:parent-style-name="Standard">
      <style:text-properties officeooo:rsid="00137c7d" officeooo:paragraph-rsid="001656ef"/>
    </style:style>
    <style:style style:name="P11" style:family="paragraph" style:parent-style-name="Standard">
      <style:text-properties officeooo:rsid="001a94a4" officeooo:paragraph-rsid="001a94a4"/>
    </style:style>
    <style:style style:name="P12" style:family="paragraph" style:parent-style-name="Standard">
      <style:text-properties officeooo:rsid="001ff031" officeooo:paragraph-rsid="001ff031"/>
    </style:style>
    <style:style style:name="P13" style:family="paragraph" style:parent-style-name="Standard">
      <style:text-properties officeooo:rsid="00233c56" officeooo:paragraph-rsid="00233c56"/>
    </style:style>
    <style:style style:name="P14" style:family="paragraph" style:parent-style-name="Standard">
      <style:text-properties officeooo:rsid="0025186d" officeooo:paragraph-rsid="0025186d"/>
    </style:style>
    <style:style style:name="P15" style:family="paragraph" style:parent-style-name="Standard">
      <style:text-properties officeooo:rsid="00256838" officeooo:paragraph-rsid="00256838"/>
    </style:style>
    <style:style style:name="P16" style:family="paragraph" style:parent-style-name="Standard">
      <style:text-properties officeooo:rsid="002953e6" officeooo:paragraph-rsid="002953e6"/>
    </style:style>
    <style:style style:name="P17" style:family="paragraph" style:parent-style-name="Standard">
      <style:text-properties officeooo:rsid="002cd33a" officeooo:paragraph-rsid="002cd33a"/>
    </style:style>
    <style:style style:name="P18" style:family="paragraph" style:parent-style-name="Standard">
      <style:text-properties officeooo:rsid="002e1375" officeooo:paragraph-rsid="002e1375"/>
    </style:style>
    <style:style style:name="P19" style:family="paragraph" style:parent-style-name="Standard">
      <style:text-properties officeooo:paragraph-rsid="002e1375"/>
    </style:style>
    <style:style style:name="P20" style:family="paragraph" style:parent-style-name="Standard">
      <style:text-properties officeooo:rsid="00300010" officeooo:paragraph-rsid="00300010"/>
    </style:style>
    <style:style style:name="P21" style:family="paragraph" style:parent-style-name="Standard">
      <style:paragraph-properties fo:text-align="center" style:justify-single-word="false"/>
      <style:text-properties fo:color="#158466" fo:font-size="13pt" fo:font-weight="bold" officeooo:rsid="00110080" officeooo:paragraph-rsid="00110080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158466" fo:font-size="13pt" fo:font-weight="bold" officeooo:rsid="00110080" officeooo:paragraph-rsid="00085bc8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158466" fo:font-size="13pt" fo:font-weight="bold" officeooo:rsid="00110080" officeooo:paragraph-rsid="003bd68d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fo:font-size="16pt" style:text-underline-style="solid" style:text-underline-width="auto" style:text-underline-color="font-color" officeooo:rsid="00085bc8" officeooo:paragraph-rsid="00085bc8" style:font-size-asian="16pt" style:font-size-complex="16pt"/>
    </style:style>
    <style:style style:name="P25" style:family="paragraph" style:parent-style-name="Standard">
      <style:text-properties officeooo:rsid="003bd68d" officeooo:paragraph-rsid="003bd68d"/>
    </style:style>
    <style:style style:name="P26" style:family="paragraph" style:parent-style-name="Standard">
      <style:text-properties officeooo:rsid="003f98d6" officeooo:paragraph-rsid="003f98d6"/>
    </style:style>
    <style:style style:name="P27" style:family="paragraph" style:parent-style-name="Standard">
      <style:text-properties officeooo:paragraph-rsid="003f98d6"/>
    </style:style>
    <style:style style:name="P28" style:family="paragraph" style:parent-style-name="Standard">
      <style:text-properties officeooo:rsid="003f99ac" officeooo:paragraph-rsid="003f99ac"/>
    </style:style>
    <style:style style:name="P29" style:family="paragraph" style:parent-style-name="Standard">
      <style:text-properties officeooo:rsid="003fff2d" officeooo:paragraph-rsid="003fff2d"/>
    </style:style>
    <style:style style:name="P30" style:family="paragraph" style:parent-style-name="Standard">
      <style:text-properties officeooo:rsid="0040a47a" officeooo:paragraph-rsid="0040a47a"/>
    </style:style>
    <style:style style:name="P31" style:family="paragraph" style:parent-style-name="Standard">
      <style:text-properties officeooo:rsid="00425e3e" officeooo:paragraph-rsid="00425e3e"/>
    </style:style>
    <style:style style:name="P32" style:family="paragraph" style:parent-style-name="Standard">
      <style:text-properties officeooo:rsid="0044b22f" officeooo:paragraph-rsid="0044b22f"/>
    </style:style>
    <style:style style:name="P33" style:family="paragraph" style:parent-style-name="Standard">
      <style:text-properties officeooo:rsid="0046cedd" officeooo:paragraph-rsid="0046cedd"/>
    </style:style>
    <style:style style:name="P34" style:family="paragraph" style:parent-style-name="Standard">
      <style:text-properties officeooo:rsid="00493b4e" officeooo:paragraph-rsid="00493b4e"/>
    </style:style>
    <style:style style:name="P35" style:family="paragraph" style:parent-style-name="Standard">
      <style:text-properties officeooo:rsid="00495dfb" officeooo:paragraph-rsid="00495dfb"/>
    </style:style>
    <style:style style:name="P36" style:family="paragraph" style:parent-style-name="Standard">
      <style:text-properties officeooo:rsid="004b4363" officeooo:paragraph-rsid="004b4363"/>
    </style:style>
    <style:style style:name="P37" style:family="paragraph" style:parent-style-name="Standard">
      <style:text-properties officeooo:rsid="004b4363" officeooo:paragraph-rsid="00544ece"/>
    </style:style>
    <style:style style:name="P38" style:family="paragraph" style:parent-style-name="Standard">
      <style:text-properties officeooo:rsid="004c09ef" officeooo:paragraph-rsid="004c09ef"/>
    </style:style>
    <style:style style:name="P39" style:family="paragraph" style:parent-style-name="Standard">
      <style:text-properties officeooo:rsid="004e3507" officeooo:paragraph-rsid="004e3507"/>
    </style:style>
    <style:style style:name="P40" style:family="paragraph" style:parent-style-name="Standard">
      <style:text-properties officeooo:rsid="004fc66b" officeooo:paragraph-rsid="004fc66b"/>
    </style:style>
    <style:style style:name="P41" style:family="paragraph" style:parent-style-name="Standard">
      <style:text-properties officeooo:rsid="004fc66b" officeooo:paragraph-rsid="0060d4d6"/>
    </style:style>
    <style:style style:name="P42" style:family="paragraph" style:parent-style-name="Standard">
      <style:text-properties officeooo:rsid="0050cd9b" officeooo:paragraph-rsid="0050cd9b"/>
    </style:style>
    <style:style style:name="P43" style:family="paragraph" style:parent-style-name="Standard">
      <style:text-properties officeooo:rsid="0052a106" officeooo:paragraph-rsid="0052a106"/>
    </style:style>
    <style:style style:name="P44" style:family="paragraph" style:parent-style-name="Standard">
      <style:text-properties officeooo:rsid="00544ece" officeooo:paragraph-rsid="00544ece"/>
    </style:style>
    <style:style style:name="P45" style:family="paragraph" style:parent-style-name="Standard">
      <style:text-properties officeooo:rsid="00566773" officeooo:paragraph-rsid="00566773"/>
    </style:style>
    <style:style style:name="P46" style:family="paragraph" style:parent-style-name="Standard">
      <style:text-properties officeooo:rsid="00566773" officeooo:paragraph-rsid="0056e2e3"/>
    </style:style>
    <style:style style:name="P47" style:family="paragraph" style:parent-style-name="Standard">
      <style:text-properties officeooo:rsid="0056975b" officeooo:paragraph-rsid="0056975b"/>
    </style:style>
    <style:style style:name="P48" style:family="paragraph" style:parent-style-name="Standard">
      <style:text-properties officeooo:rsid="0056e2e3" officeooo:paragraph-rsid="0056e2e3"/>
    </style:style>
    <style:style style:name="P49" style:family="paragraph" style:parent-style-name="Standard">
      <style:text-properties officeooo:rsid="0058cb53" officeooo:paragraph-rsid="0058cb53"/>
    </style:style>
    <style:style style:name="P50" style:family="paragraph" style:parent-style-name="Standard">
      <style:text-properties officeooo:rsid="005b544e" officeooo:paragraph-rsid="005b544e"/>
    </style:style>
    <style:style style:name="P51" style:family="paragraph" style:parent-style-name="Standard">
      <style:text-properties officeooo:rsid="005c12c8" officeooo:paragraph-rsid="005c12c8"/>
    </style:style>
    <style:style style:name="P52" style:family="paragraph" style:parent-style-name="Standard">
      <style:text-properties officeooo:rsid="005e2516" officeooo:paragraph-rsid="005e2516"/>
    </style:style>
    <style:style style:name="P53" style:family="paragraph" style:parent-style-name="Standard">
      <style:text-properties officeooo:rsid="0060d4d6" officeooo:paragraph-rsid="0060d4d6"/>
    </style:style>
    <style:style style:name="P54" style:family="paragraph" style:parent-style-name="Standard">
      <style:text-properties officeooo:rsid="0060eff8" officeooo:paragraph-rsid="0060eff8"/>
    </style:style>
    <style:style style:name="P55" style:family="paragraph" style:parent-style-name="Standard">
      <style:text-properties officeooo:rsid="0065dbff" officeooo:paragraph-rsid="0065dbff"/>
    </style:style>
    <style:style style:name="P56" style:family="paragraph" style:parent-style-name="Standard">
      <style:text-properties officeooo:rsid="0065dbff" officeooo:paragraph-rsid="0067df1e"/>
    </style:style>
    <style:style style:name="P57" style:family="paragraph" style:parent-style-name="Standard">
      <style:text-properties officeooo:rsid="00662b41" officeooo:paragraph-rsid="00662b41"/>
    </style:style>
    <style:style style:name="P58" style:family="paragraph" style:parent-style-name="Standard">
      <style:text-properties officeooo:rsid="006661c2" officeooo:paragraph-rsid="006661c2"/>
    </style:style>
    <style:style style:name="P59" style:family="paragraph" style:parent-style-name="Standard">
      <style:text-properties officeooo:rsid="0067df1e" officeooo:paragraph-rsid="0067df1e"/>
    </style:style>
    <style:style style:name="P60" style:family="paragraph" style:parent-style-name="Standard">
      <style:text-properties officeooo:rsid="006b1f80" officeooo:paragraph-rsid="006b1f80"/>
    </style:style>
    <style:style style:name="P61" style:family="paragraph" style:parent-style-name="Standard">
      <style:text-properties officeooo:rsid="006d6c05" officeooo:paragraph-rsid="006d6c05"/>
    </style:style>
    <style:style style:name="P62" style:family="paragraph" style:parent-style-name="Standard">
      <style:text-properties officeooo:rsid="006e8ad8" officeooo:paragraph-rsid="006e8ad8"/>
    </style:style>
    <style:style style:name="P63" style:family="paragraph" style:parent-style-name="Standard">
      <style:text-properties officeooo:rsid="0071aa26" officeooo:paragraph-rsid="0071aa26"/>
    </style:style>
    <style:style style:name="P64" style:family="paragraph" style:parent-style-name="Standard">
      <style:text-properties officeooo:rsid="00732728" officeooo:paragraph-rsid="00732728"/>
    </style:style>
    <style:style style:name="P65" style:family="paragraph" style:parent-style-name="Standard">
      <style:text-properties officeooo:rsid="00763c42" officeooo:paragraph-rsid="00763c42"/>
    </style:style>
    <style:style style:name="P66" style:family="paragraph" style:parent-style-name="Standard">
      <style:text-properties officeooo:rsid="0079d631" officeooo:paragraph-rsid="0079d631"/>
    </style:style>
    <style:style style:name="P67" style:family="paragraph" style:parent-style-name="Standard">
      <style:text-properties officeooo:rsid="007b4df5" officeooo:paragraph-rsid="007b4df5"/>
    </style:style>
    <style:style style:name="P68" style:family="paragraph" style:parent-style-name="Standard">
      <style:text-properties officeooo:rsid="007b4df5" officeooo:paragraph-rsid="007cd706"/>
    </style:style>
    <style:style style:name="P69" style:family="paragraph" style:parent-style-name="Standard">
      <style:text-properties officeooo:rsid="007cd706" officeooo:paragraph-rsid="007cd706"/>
    </style:style>
    <style:style style:name="P70" style:family="paragraph" style:parent-style-name="Standard">
      <style:text-properties officeooo:rsid="00800bff" officeooo:paragraph-rsid="00800bff"/>
    </style:style>
    <style:style style:name="P71" style:family="paragraph" style:parent-style-name="Standard">
      <style:text-properties officeooo:paragraph-rsid="007e18be"/>
    </style:style>
    <style:style style:name="P72" style:family="paragraph" style:parent-style-name="Standard">
      <style:text-properties officeooo:rsid="0083a9aa" officeooo:paragraph-rsid="0083a9aa"/>
    </style:style>
    <style:style style:name="P73" style:family="paragraph" style:parent-style-name="Standard">
      <style:text-properties officeooo:rsid="00872084" officeooo:paragraph-rsid="00872084"/>
    </style:style>
    <style:style style:name="P74" style:family="paragraph" style:parent-style-name="Standard">
      <style:text-properties officeooo:rsid="00880062" officeooo:paragraph-rsid="00880062"/>
    </style:style>
    <style:style style:name="P75" style:family="paragraph" style:parent-style-name="Standard">
      <style:text-properties officeooo:rsid="00732728" officeooo:paragraph-rsid="00732728"/>
    </style:style>
    <style:style style:name="P76" style:family="paragraph" style:parent-style-name="Standard">
      <style:text-properties officeooo:rsid="00880062" officeooo:paragraph-rsid="00880062"/>
    </style:style>
    <style:style style:name="P77" style:family="paragraph" style:parent-style-name="Standard">
      <style:paragraph-properties fo:text-align="center" style:justify-single-word="false"/>
      <style:text-properties fo:color="#158466" fo:font-size="13pt" fo:font-weight="bold" officeooo:rsid="00110080" officeooo:paragraph-rsid="008c266a" style:font-size-asian="13pt" style:font-weight-asian="bold" style:font-size-complex="13pt" style:font-weight-complex="bold"/>
    </style:style>
    <style:style style:name="P78" style:family="paragraph" style:parent-style-name="Standard">
      <style:text-properties officeooo:paragraph-rsid="008c266a"/>
    </style:style>
    <style:style style:name="P79" style:family="paragraph" style:parent-style-name="Standard">
      <style:text-properties fo:font-weight="normal" officeooo:rsid="009007d5" officeooo:paragraph-rsid="009007d5" style:font-weight-asian="normal" style:font-weight-complex="normal"/>
    </style:style>
    <style:style style:name="P80" style:family="paragraph" style:parent-style-name="Standard">
      <style:text-properties fo:font-weight="normal" officeooo:rsid="0091f673" officeooo:paragraph-rsid="0091f673" style:font-weight-asian="normal" style:font-weight-complex="normal"/>
    </style:style>
    <style:style style:name="P81" style:family="paragraph" style:parent-style-name="Standard">
      <style:text-properties fo:font-weight="normal" officeooo:rsid="0094be01" officeooo:paragraph-rsid="0094be01" style:font-weight-asian="normal" style:font-weight-complex="normal"/>
    </style:style>
    <style:style style:name="P82" style:family="paragraph" style:parent-style-name="Standard">
      <style:text-properties fo:font-weight="normal" officeooo:rsid="00964300" officeooo:paragraph-rsid="00964300" style:font-weight-asian="normal" style:font-weight-complex="normal"/>
    </style:style>
    <style:style style:name="T1" style:family="text">
      <style:text-properties officeooo:rsid="00108e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87d1" style:font-weight-asian="bold" style:font-weight-complex="bold"/>
    </style:style>
    <style:style style:name="T4" style:family="text">
      <style:text-properties fo:font-weight="bold" officeooo:rsid="001a2e7a" style:font-weight-asian="bold" style:font-weight-complex="bold"/>
    </style:style>
    <style:style style:name="T5" style:family="text">
      <style:text-properties fo:font-weight="bold" officeooo:rsid="00110080" style:font-weight-asian="bold" style:font-weight-complex="bold"/>
    </style:style>
    <style:style style:name="T6" style:family="text">
      <style:text-properties fo:font-weight="bold" officeooo:rsid="008c266a" style:font-weight-asian="bold" style:font-weight-complex="bold"/>
    </style:style>
    <style:style style:name="T7" style:family="text">
      <style:text-properties fo:font-weight="bold" officeooo:rsid="008d736e" style:font-weight-asian="bold" style:font-weight-complex="bold"/>
    </style:style>
    <style:style style:name="T8" style:family="text">
      <style:text-properties officeooo:rsid="00121a0b"/>
    </style:style>
    <style:style style:name="T9" style:family="text">
      <style:text-properties officeooo:rsid="001281c1"/>
    </style:style>
    <style:style style:name="T10" style:family="text">
      <style:text-properties officeooo:rsid="00146c89"/>
    </style:style>
    <style:style style:name="T11" style:family="text">
      <style:text-properties officeooo:rsid="001656ef"/>
    </style:style>
    <style:style style:name="T12" style:family="text">
      <style:text-properties officeooo:rsid="001a2e7a"/>
    </style:style>
    <style:style style:name="T13" style:family="text">
      <style:text-properties officeooo:rsid="001a94a4"/>
    </style:style>
    <style:style style:name="T14" style:family="text">
      <style:text-properties officeooo:rsid="001c91fc"/>
    </style:style>
    <style:style style:name="T15" style:family="text">
      <style:text-properties officeooo:rsid="001e91af"/>
    </style:style>
    <style:style style:name="T16" style:family="text">
      <style:text-properties officeooo:rsid="0021e576"/>
    </style:style>
    <style:style style:name="T17" style:family="text">
      <style:text-properties officeooo:rsid="0023719a"/>
    </style:style>
    <style:style style:name="T18" style:family="text">
      <style:text-properties officeooo:rsid="0026ec4a"/>
    </style:style>
    <style:style style:name="T19" style:family="text">
      <style:text-properties officeooo:rsid="002e1375"/>
    </style:style>
    <style:style style:name="T20" style:family="text">
      <style:text-properties officeooo:rsid="00300010"/>
    </style:style>
    <style:style style:name="T21" style:family="text">
      <style:text-properties officeooo:rsid="00351080"/>
    </style:style>
    <style:style style:name="T22" style:family="text">
      <style:text-properties officeooo:rsid="0037b851"/>
    </style:style>
    <style:style style:name="T23" style:family="text">
      <style:text-properties officeooo:rsid="003bd68d"/>
    </style:style>
    <style:style style:name="T24" style:family="text">
      <style:text-properties officeooo:rsid="003f98d6"/>
    </style:style>
    <style:style style:name="T25" style:family="text">
      <style:text-properties officeooo:rsid="003f99ac"/>
    </style:style>
    <style:style style:name="T26" style:family="text">
      <style:text-properties officeooo:rsid="0052a106"/>
    </style:style>
    <style:style style:name="T27" style:family="text">
      <style:text-properties officeooo:rsid="0056e2e3"/>
    </style:style>
    <style:style style:name="T28" style:family="text">
      <style:text-properties officeooo:rsid="005961da"/>
    </style:style>
    <style:style style:name="T29" style:family="text">
      <style:text-properties officeooo:rsid="005b544e"/>
    </style:style>
    <style:style style:name="T30" style:family="text">
      <style:text-properties officeooo:rsid="005fcdfd"/>
    </style:style>
    <style:style style:name="T31" style:family="text">
      <style:text-properties officeooo:rsid="0068da0c"/>
    </style:style>
    <style:style style:name="T32" style:family="text">
      <style:text-properties officeooo:rsid="006c7bd9"/>
    </style:style>
    <style:style style:name="T33" style:family="text">
      <style:text-properties officeooo:rsid="006c9177"/>
    </style:style>
    <style:style style:name="T34" style:family="text">
      <style:text-properties officeooo:rsid="006e8ad8"/>
    </style:style>
    <style:style style:name="T35" style:family="text">
      <style:text-properties officeooo:rsid="0071aa26"/>
    </style:style>
    <style:style style:name="T36" style:family="text">
      <style:text-properties officeooo:rsid="007cd706"/>
    </style:style>
    <style:style style:name="T37" style:family="text">
      <style:text-properties officeooo:rsid="007e18be"/>
    </style:style>
    <style:style style:name="T38" style:family="text">
      <style:text-properties officeooo:rsid="0081be9d"/>
    </style:style>
    <style:style style:name="T39" style:family="text">
      <style:text-properties officeooo:rsid="00874674"/>
    </style:style>
    <style:style style:name="T40" style:family="text">
      <style:text-properties officeooo:rsid="008c266a"/>
    </style:style>
    <style:style style:name="T41" style:family="text">
      <style:text-properties officeooo:rsid="008ec465"/>
    </style:style>
    <style:style style:name="T42" style:family="text">
      <style:text-properties officeooo:rsid="00911c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Projetos Para o Portfólio</text:p>
      <text:p text:style-name="P1"/>
      <text:p text:style-name="P1"/>
      <text:p text:style-name="P1"/>
      <text:p text:style-name="P1"/>
      <text:p text:style-name="P1"/>
      <text:p text:style-name="P22">Projeto1</text:p>
      <text:p text:style-name="P22">Modulo 8 – Aplicações Descentralizadas</text:p>
      <text:p text:style-name="P22"/>
      <text:p text:style-name="P3"><text:span text:style-name="T2">-Blockchain </text:span><text:span text:style-name="T4">publica </text:span><text:span text:style-name="T2">feita com python-</text:span></text:p>
      <text:p text:style-name="P2">Arquivos:</text:p>
      <text:p text:style-name="P2">blockchain.py (blockchain pura)</text:p>
      <text:p text:style-name="P2">blockchain_pow.py (blockchain com o algoritmo de consenso pro<text:span text:style-name="T8">o</text:span>f of work)</text:p>
      <text:p text:style-name="P2"/>
      <text:p text:style-name="P2"><text:span text:style-name="T2">-</text:span><text:span text:style-name="T3">Assinatura de transações-</text:span></text:p>
      <text:p text:style-name="P4">Arquivos:</text:p>
      <text:p text:style-name="P4">assinatura_digital.py <text:span text:style-name="T1">(modelo pronto de assinatura de transação na blockchain)</text:span></text:p>
      <text:p text:style-name="P4"/>
      <text:p text:style-name="P4"/>
      <text:p text:style-name="P4"/>
      <text:p text:style-name="P4"/>
      <text:p text:style-name="P4"/>
      <text:p text:style-name="P21">Projeto2</text:p>
      <text:p text:style-name="P21">Modulo9 – Aplicações Descentralizadas</text:p>
      <text:p text:style-name="P21"/>
      <text:p text:style-name="P7">-<text:span text:style-name="T9">Blockchain </text:span><text:span text:style-name="T12">privada </text:span><text:span text:style-name="T9">feita com j</text:span><text:span text:style-name="T22">avascript</text:span><text:span text:style-name="T9">-</text:span></text:p>
      <text:p text:style-name="P9">Arquivos:</text:p>
      <text:p text:style-name="P10">blockchain.js <text:span text:style-name="T10">(blockchain com leveldb “banco de dados” </text:span><text:span text:style-name="T11">do node.js</text:span><text:span text:style-name="T10">)</text:span></text:p>
      <text:p text:style-name="P9">bloco.js <text:span text:style-name="T13">(criação de bloco)</text:span></text:p>
      <text:p text:style-name="P11">index.js (<text:span text:style-name="T15">c</text:span>riação de uma RESTful API, <text:span text:style-name="T14">aplicação web para a blockchain</text:span>)</text:p>
      <text:p text:style-name="P12">index.test.js (<text:span text:style-name="T16">teste da RESTful API)</text:span></text:p>
      <text:p text:style-name="P13">package.json (arquivo com as dependencias da app, precisa executar o npm install <text:span text:style-name="T21">dentro </text:span><text:span text:style-name="T17">terminal</text:span> no diretório onde esse arquivo está)</text:p>
      <text:p text:style-name="P13"/>
      <text:p text:style-name="P14">Para testar a app:</text:p>
      <text:p text:style-name="P14">entra no diretório e digita “npm test” no terminal</text:p>
      <text:p text:style-name="P14"/>
      <text:p text:style-name="P15">Para executar a app:</text:p>
      <text:p text:style-name="P15">entra no diretório e digita “node index.js” <text:span text:style-name="T18">no terminal</text:span></text:p>
      <text:p text:style-name="P16">Acessa a porta “localhost:8001” no browser</text:p>
      <text:p text:style-name="P17">Para acessar os blocos que foram criados precisa pesquisar “localhost:8001/bloco/”numero dos blocos”</text:p>
      <text:p text:style-name="P19"><text:span text:style-name="T19">Para </text:span><text:span text:style-name="T20">interagir com a app no</text:span><text:span text:style-name="T19"> terminal, </text:span><text:span text:style-name="T20">precisa usar</text:span><text:span text:style-name="T19"> os comandos abaixo:</text:span></text:p>
      <text:p text:style-name="P20">Visualizar o bloco:</text:p>
      <text:p text:style-name="P18">curl <text:a xlink:type="simple" xlink:href="http://localhost:8001/bloco/1" text:style-name="Internet_20_link" text:visited-style-name="Visited_20_Internet_20_Link">http://localhost:8001/bloco/1</text:a> </text:p>
      <text:p text:style-name="P20">Inserir novo bloco:</text:p>
      <text:p text:style-name="P18">curl -X "POST" "http://localhost:8001/bloco" -H 'Content-Type: application/json' -d $'{"body":"mais um bloco na blockchain"}'</text:p>
      <text:p text:style-name="P18"/>
      <text:p text:style-name="P18"/>
      <text:p text:style-name="P6"/>
      <text:p text:style-name="P5"><text:soft-page-break/></text:p>
      <text:p text:style-name="P23">Projeto<text:span text:style-name="T23">3</text:span></text:p>
      <text:p text:style-name="P23">Modulo<text:span text:style-name="T23">10 </text:span><text:span text:style-name="T40">e 11</text:span> – Aplicações Descentralizadas</text:p>
      <text:p text:style-name="P23"/>
      <text:p text:style-name="P8">-<text:span text:style-name="T9">Blockchain </text:span><text:span text:style-name="T12">privada </text:span><text:span text:style-name="T9">feita com </text:span><text:span text:style-name="T23">virtualbox</text:span><text:span text:style-name="T9">-</text:span></text:p>
      <text:p text:style-name="P25">Primeiro criar uma virtual box com o nome Node1</text:p>
      <text:p text:style-name="P26">instalar ubuntu no Node1</text:p>
      <text:p text:style-name="P27"><text:span text:style-name="T24">acessar o menu de dispositivos e clicar em “inserir imagem de CD dos adicionais para convidado </text:span><text:span text:style-name="T25">e i</text:span><text:span text:style-name="T24">nstalar o CD.</text:span></text:p>
      <text:p text:style-name="P26">Pode ser que seja necessario instalar o pacote gcc make perl, nesse caso acessar o terminal e digitar:</text:p>
      <text:p text:style-name="P26">sudo apt install gcc make perl</text:p>
      <text:p text:style-name="P26">Após isso iniciar a instalação do CD novamente.</text:p>
      <text:p text:style-name="P28">Depois de instalado, reiniciar o Node1</text:p>
      <text:p text:style-name="P29">Ejetar o CD</text:p>
      <text:p text:style-name="P30">Abrir o terminal e digitar ifconfig, se for preciso instalar o pacote net-tools, digitando sudo apt install net-tools</text:p>
      <text:p text:style-name="P31">Após verificar no ifconfig se esta ok, usar o comando sudo apt-get update e depois sudo apt-get upgrade</text:p>
      <text:p text:style-name="P32">Desligar Node1</text:p>
      <text:p text:style-name="P33">Clonar o Node1 duas vezes, criando o Node2 e o Node3</text:p>
      <text:p text:style-name="P34">Baixar o software da blockchain no site multichain.com</text:p>
      <text:p text:style-name="P35">Executar o script instala_blockchain.sh</text:p>
      <text:p text:style-name="P36">Entrar no Node1, abrir o terminal e digitar a sequencia:</text:p>
      <text:p text:style-name="P36">gedit instala.sh</text:p>
      <text:p text:style-name="P36">cola o texto do arquivo instala_blockchain.sh e salva</text:p>
      <text:p text:style-name="P36">ainda no terminal do Node1 digita:</text:p>
      <text:p text:style-name="P36">chmod 777 instala.sh</text:p>
      <text:p text:style-name="P36">sudo ./instala.sh</text:p>
      <text:p text:style-name="P38">assim que receber o aviso de processo finalizado</text:p>
      <text:p text:style-name="P38">digitar no terminal:</text:p>
      <text:p text:style-name="P38">multichain-util create “nomedablockchain”</text:p>
      <text:p text:style-name="P39">Para alterar os parametros da blockchain, digitar no terminal:</text:p>
      <text:p text:style-name="P39">gedit /home/”nomedousuario”/.multichain/”nomedablockchain”/params.dat</text:p>
      <text:p text:style-name="P40">Para executar a blockchain. Digitar no terminal:</text:p>
      <text:p text:style-name="P40">multichaind “nomedablockchain” -daemon</text:p>
      <text:p text:style-name="P42">Renomear os computadores</text:p>
      <text:p text:style-name="P42">Node<text:span text:style-name="T26">2</text:span>:</text:p>
      <text:p text:style-name="P42">digitar no terminal:</text:p>
      <text:p text:style-name="P42">sudo gedit /etc/hostname</text:p>
      <text:p text:style-name="P43">Renomear para Node2</text:p>
      <text:p text:style-name="P44">reiniciar o Node2</text:p>
      <text:p text:style-name="P44">instalar a blockchain no Node2</text:p>
      <text:p text:style-name="P37">gedit instala.sh</text:p>
      <text:p text:style-name="P37">cola o texto do arquivo instala_blockchain.sh e salva</text:p>
      <text:p text:style-name="P37">ainda no terminal do Node<text:span text:style-name="T28">2</text:span> digita:</text:p>
      <text:p text:style-name="P37">chmod 777 instala.sh</text:p>
      <text:p text:style-name="P37">sudo ./instala.sh</text:p>
      <text:p text:style-name="P45">conectar na blockchain gerada pelo Node1</text:p>
      <text:p text:style-name="P45">digitar o endereço dela no terminal:</text:p>
      <text:p text:style-name="P45">multichaind “nomedablockchain”@”ipdablockchain”</text:p>
      <text:p text:style-name="P45">multichaind dsachain@192.168.0.33:4353</text:p>
      <text:p text:style-name="P47"><text:soft-page-break/>Se der erro na conexão autorizar o firewall para acessar a porta 4353 <text:span text:style-name="T27">no Node1 </text:span>colocando o comando abaixo:</text:p>
      <text:p text:style-name="P47">sudo ufw allow in 4353/tcp comment "Conexão peer to peer Multichain"</text:p>
      <text:p text:style-name="P48">executar o comando de conexão da blockchain novamente no Node2</text:p>
      <text:p text:style-name="P46">multichaind <text:a xlink:type="simple" xlink:href="mailto:dsachain@192.168.0.33" text:style-name="Internet_20_link" text:visited-style-name="Visited_20_Internet_20_Link">dsachain@192.168.0.33</text:a>:4353</text:p>
      <text:p text:style-name="P48">resultado é a carteira do Node2, salvar ela</text:p>
      <text:p text:style-name="P48">1UH2psLQA3wDSUoYbx4nN8dsVGKS6sjfQ259hD</text:p>
      <text:p text:style-name="P49">Executar os mesmos passos no Node3</text:p>
      <text:p text:style-name="P50">Carteira do Node3:</text:p>
      <text:p text:style-name="P50">1GcgrWoDSMxvXkxzTmMLEeRXadU2Avi2DUQtr</text:p>
      <text:p text:style-name="P51">copiar o comando para adicionar o Node2 e o Node3 no Node1:</text:p>
      <text:p text:style-name="P51">multichain-cli dsachain grant 1UH2psLQA3wDSUoYbx4nN8dsVGKS6sjfQ259hD connect,send,receive</text:p>
      <text:p text:style-name="P51">e depois o do Node3:</text:p>
      <text:p text:style-name="P51">multichain-cli dsachain grant <text:span text:style-name="T29">1GcgrWoDSMxvXkxzTmMLEeRXadU2Avi2DUQtr</text:span> connect,send,receive</text:p>
      <text:p text:style-name="P52">Para descobrir o address do Node1 digitar:</text:p>
      <text:p text:style-name="P52">multichain-cli dsachain getaddresses</text:p>
      <text:p text:style-name="P52"/>
      <text:p text:style-name="P52"/>
      <text:p text:style-name="P52">Todos os <text:span text:style-name="T30">wallet </text:span>address:</text:p>
      <text:p text:style-name="P52">Node1: 1AtCAL4pJKrr2bUJ3KBfhXi9KRVxwRYdMB8Bfj</text:p>
      <text:p text:style-name="P52">Node2: <text:span text:style-name="T27">1UH2psLQA3wDSUoYbx4nN8dsVGKS6sjfQ259hD</text:span></text:p>
      <text:p text:style-name="P52">Node3: <text:span text:style-name="T29">1GcgrWoDSMxvXkxzTmMLEeRXadU2Avi2DUQtr</text:span></text:p>
      <text:p text:style-name="P52"/>
      <text:p text:style-name="P53">Para ligar a Blockchain criada:</text:p>
      <text:p text:style-name="P53">1 passo:</text:p>
      <text:p text:style-name="P53">Abrir o Node1 e digitar:</text:p>
      <text:p text:style-name="P41">multichaind “nomedablockchain” -daemon</text:p>
      <text:p text:style-name="P54">Depois usar o comando abaixo nos outros Nodes</text:p>
      <text:p text:style-name="P55">Para usar a linha de comando da blockchain, no terminal do Node1 digitar:</text:p>
      <text:p text:style-name="P55">multichain-cli “nomedablockchain”</text:p>
      <text:p text:style-name="P57">Criar um stream de dados, digitar no Node1:</text:p>
      <text:p text:style-name="P58">create stream “insira um nome”-stream true</text:p>
      <text:p text:style-name="P59">Abrir um novo terminal nos outros Nodes e digitar:</text:p>
      <text:p text:style-name="P56">multichain-cli “nomedablockchain”</text:p>
      <text:p text:style-name="P59">depois digitar:</text:p>
      <text:p text:style-name="P59">liststreams</text:p>
      <text:p text:style-name="P59">após encontrar a stream criada pelo Node1, digitar o seguinte comando <text:span text:style-name="T31">nos outros Nodes</text:span>:</text:p>
      <text:p text:style-name="P59">subscribe “<text:span text:style-name="T31">nome da stream criada entre aspas” true</text:span></text:p>
      <text:p text:style-name="P59"/>
      <text:p text:style-name="P59"/>
      <text:p text:style-name="P60">Como gravar dados na blockchain (os dados são gravados na stream, podem ser criadas varias e nem todos os Nodes precisam subscrever, <text:span text:style-name="T32">somente caso queiram gravar algo na </text:span><text:span text:style-name="T33">stream</text:span>):</text:p>
      <text:p text:style-name="P61">entrar na blockchain <text:span text:style-name="T35">em qualquer um dos Nodes com subscrição </text:span>e digitar:</text:p>
      <text:p text:style-name="P61">publish</text:p>
      <text:p text:style-name="P61">então vai mostrar o modelo que se deve usar.</text:p>
      <text:p text:style-name="P61">publish “nomedablockchain”-stream “mensagem entre aspas” <text:span text:style-name="T34">código que o publish fornece no modelo</text:span></text:p>
      <text:p text:style-name="P62">exemplo:</text:p>
      <text:p text:style-name="P62">publish dsachain-stream “hello world” 48656C6C6F20576F726C64210A</text:p>
      <text:p text:style-name="P63">Como ler os arquivos da blockchain:</text:p>
      <text:p text:style-name="P64"><text:soft-page-break/>Entrar em qualquer Node e digitar:</text:p>
      <text:p text:style-name="P64">liststreamitems “nome da stream”-stream</text:p>
      <text:p text:style-name="P64">exemplo: liststreamitems dsachain-stream</text:p>
      <text:p text:style-name="P64"/>
      <text:p text:style-name="P65">Para gravar e ler dados em formato JSON:</text:p>
      <text:p text:style-name="P65">entrar na blockchain, e digitar:</text:p>
      <text:p text:style-name="P65">publish dsachain-stream "mensagem desejada" ‘modelo JSON’</text:p>
      <text:p text:style-name="P65">exemplo abaixo:</text:p>
      <text:p text:style-name="P65">publish dsachain-stream "CartorioA" ‘{"json": {"lista_item_venda": ["Carro", "Casa", "Caixa"], "Contrato": "Sim”}}’</text:p>
      <text:p text:style-name="P65"/>
      <text:p text:style-name="P66">Conectar a blockchain no Node.js</text:p>
      <text:p text:style-name="P66">No Node1 criar uma pasta com o nome de server:</text:p>
      <text:p text:style-name="P66">mkdir server</text:p>
      <text:p text:style-name="P66">cd server</text:p>
      <text:p text:style-name="P67">npm init</text:p>
      <text:p text:style-name="P67">vai entrar no package, digitar então o nome que você deseja.</text:p>
      <text:p text:style-name="P68">Exemplo: </text:p>
      <text:p text:style-name="P68"><text:span text:style-name="T36">package name: (server) </text:span>appblock</text:p>
      <text:p text:style-name="P69">vai apertando enter</text:p>
      <text:p text:style-name="P69">no author colocar o seu nome</text:p>
      <text:p text:style-name="P69">uma vez finalizado as etapas, digitar “ls” no terminal</text:p>
      <text:p text:style-name="P69">o resultado deve ser package.json</text:p>
      <text:p text:style-name="P69"/>
      <text:p text:style-name="P71"><text:span text:style-name="T37">Para criar uma aplicação Web precisamos instalar o </text:span><text:span text:style-name="T38">servidor web</text:span><text:span text:style-name="T37"> express do Node.js</text:span></text:p>
      <text:p text:style-name="P70">digitar no diretorio server:</text:p>
      <text:p text:style-name="P70">npm install express –save</text:p>
      <text:p text:style-name="P70"/>
      <text:p text:style-name="P72">Criar a aplicação descentralizada</text:p>
      <text:p text:style-name="P72">Criar um arquivo chamado index.js no visual studio code</text:p>
      <text:p text:style-name="P73">Copiar a app para o Node1.</text:p>
      <text:p text:style-name="P73">No diretorio server criar um gedit index.js</text:p>
      <text:p text:style-name="P73">copiar e colar do script que criamos no visual studio code <text:span text:style-name="T39">e salvar</text:span></text:p>
      <text:p text:style-name="P74">executar o index.js, digitar:</text:p>
      <text:p text:style-name="P74">node index.js</text:p>
      <text:p text:style-name="P74">abrir browser e conectar na porta 3000:</text:p>
      <text:p text:style-name="P74">localhost:3000/get-info</text:p>
      <text:p text:style-name="P74"/>
      <text:p text:style-name="P74"/>
      <text:p text:style-name="P77">Projeto<text:span text:style-name="T40">4</text:span></text:p>
      <text:p text:style-name="P77">Modulo<text:span text:style-name="T23">1</text:span><text:span text:style-name="T40">2 </text:span><text:span text:style-name="T41">e 13</text:span> – Aplicações Descentralizadas</text:p>
      <text:p text:style-name="P77"/>
      <text:p text:style-name="P78"><text:span text:style-name="T5">-</text:span><text:span text:style-name="T6">Hyperle</text:span><text:span text:style-name="T7">dg</text:span><text:span text:style-name="T6">er-</text:span></text:p>
      <text:p text:style-name="P78"><text:span text:style-name="T6"/></text:p>
      <text:p text:style-name="P79">Criar uma maquina virtual chamada hyperledger</text:p>
      <text:p text:style-name="P79">instalar o docker <text:span text:style-name="T42">na maquina hyperledger (tem um arquivo chamado docker.sh que facilita a instalação)</text:span></text:p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80">Projeto para o portfolio:</text:p>
      <text:p text:style-name="P80"/>
      <text:p text:style-name="P80">Avaliação de pontos turisticos:</text:p>
      <text:p text:style-name="P80">Usuario envia uma foto e a localização do google maps para a blockchain e então avalia o ponto turistico</text:p>
      <text:p text:style-name="P80"/>
      <text:p text:style-name="P80">pensar em uma maneira para permitir apenas as fotos contendo o ponto turistico, para que não seja possível as pessoas colocarem qualquer foto.</text:p>
      <text:p text:style-name="P80"/>
      <text:p text:style-name="P80">Ideia de entrar para a midia: usuarios colocando fotos em que estão fazendo sexo no ponto turistico.</text:p>
      <text:p text:style-name="P80"/>
      <text:p text:style-name="P81"/>
      <text:p text:style-name="P81"/>
      <text:p text:style-name="P81"/>
      <text:p text:style-name="P81">Projeto para o portfolio2:</text:p>
      <text:p text:style-name="P81"/>
      <text:p text:style-name="P81">Um app estilo pokemon, em que você caminha e vai encontrando os pokemons pela camera do celular porém feito pela blockchain em que usuarios anonimos cadastram imagens ou dados na blockchain usando a localização e então aquela imagem ou dado fica registrada para sempre naquele lugar, todos os outros usuarios que forem passar por lá irão ver a imagem o dado.</text:p>
      <text:p text:style-name="P81"/>
      <text:p text:style-name="P82">Talvez permitir gravar somente NFTs nessa blockchain, fazendo mais dificil ainda colocar algo nela, sentimento de excluisividade</text:p>
      <text:p text:style-name="P8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8:46:07.503983307</meta:creation-date>
    <dc:date>2021-09-14T20:05:30.413527225</dc:date>
    <meta:editing-duration>P5DT23H22M44S</meta:editing-duration>
    <meta:editing-cycles>99</meta:editing-cycles>
    <meta:generator>LibreOffice/6.4.7.2$Linux_X86_64 LibreOffice_project/40$Build-2</meta:generator>
    <meta:document-statistic meta:table-count="0" meta:image-count="0" meta:object-count="0" meta:page-count="5" meta:paragraph-count="163" meta:word-count="1073" meta:character-count="7477" meta:non-whitespace-character-count="6561"/>
  </office:meta>
</office:document-meta>
</file>